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484"/>
    </style:style>
    <style:style style:name="P2" style:family="paragraph" style:parent-style-name="Standard">
      <style:text-properties fo:font-weight="bold" officeooo:rsid="00019484" style:font-weight-asian="bold" style:font-weight-complex="bold"/>
    </style:style>
    <style:style style:name="P3" style:family="paragraph" style:parent-style-name="Standard">
      <style:text-properties fo:font-weight="normal" officeooo:rsid="00019484" style:font-weight-asian="normal" style:font-weight-complex="normal"/>
    </style:style>
    <style:style style:name="P4" style:family="paragraph" style:parent-style-name="Standard">
      <style:text-properties fo:font-weight="bold" officeooo:rsid="0001948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711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?xml version="1.0" encoding="UTF-8"?&gt;</text:p>
      <text:p text:style-name="P1">&lt;tutoriales&gt;</text:p>
      <text:p text:style-name="P1"><text:tab/>&lt;tutorial anio="2007"&gt;</text:p>
      <text:p text:style-name="P1"><text:tab/><text:tab/>&lt;titulo&gt;XMLBeans, una forma de mapear un XML en objetos Java&lt;/titulo&gt;</text:p>
      <text:p text:style-name="P1"><text:tab/><text:tab/>&lt;autor&gt;</text:p>
      <text:p text:style-name="P1"><text:tab/><text:tab/><text:tab/>&lt;nombre&gt;Alejandro&lt;/nombre&gt;</text:p>
      <text:p text:style-name="P1"><text:tab/><text:tab/><text:tab/>&lt;apellidos&gt;Pérez García&lt;/apellidos&gt;</text:p>
      <text:p text:style-name="P1"><text:tab/><text:tab/>&lt;/autor&gt;</text:p>
      <text:p text:style-name="P1"><text:tab/><text:tab/>&lt;categoria&gt;XML&lt;/categoria&gt;</text:p>
      <text:p text:style-name="P1"><text:tab/><text:tab/>&lt;visitas&gt;25827&lt;/visitas&gt;</text:p>
      <text:p text:style-name="P1"><text:tab/>&lt;/tutorial&gt;</text:p>
      <text:p text:style-name="P1"><text:tab/>&lt;tutorial anio="2013"&gt;</text:p>
      <text:p text:style-name="P1"><text:tab/><text:tab/>&lt;titulo&gt;Spring Security: haciendo uso de un servidor LDAP embebido&lt;/titulo&gt;</text:p>
      <text:p text:style-name="P1"><text:tab/><text:tab/>&lt;autor&gt;</text:p>
      <text:p text:style-name="P1"><text:tab/><text:tab/><text:tab/>&lt;nombre&gt;José Manuel&lt;/nombre&gt;</text:p>
      <text:p text:style-name="P1"><text:tab/><text:tab/><text:tab/>&lt;apellidos&gt;Sánchez Suárez&lt;/apellidos&gt;</text:p>
      <text:p text:style-name="P1"><text:tab/><text:tab/>&lt;/autor&gt;</text:p>
      <text:p text:style-name="P1"><text:tab/><text:tab/>&lt;categoria&gt;Spring&lt;/categoria&gt;</text:p>
      <text:p text:style-name="P1"><text:tab/><text:tab/>&lt;visitas&gt;1996&lt;/visitas&gt;</text:p>
      <text:p text:style-name="P1"><text:tab/>&lt;/tutorial&gt;</text:p>
      <text:p text:style-name="P1"><text:tab/>&lt;tutorial anio="2011"&gt;</text:p>
      <text:p text:style-name="P1"><text:tab/><text:tab/>&lt;titulo&gt;Mybatis con Maven y Spring&lt;/titulo&gt;</text:p>
      <text:p text:style-name="P1"><text:tab/><text:tab/>&lt;autor&gt;</text:p>
      <text:p text:style-name="P1"><text:tab/><text:tab/><text:tab/>&lt;nombre&gt;Rubén&lt;/nombre&gt;</text:p>
      <text:p text:style-name="P1"><text:tab/><text:tab/><text:tab/>&lt;apellidos&gt;Aguilera Díaz-Heredero&lt;/apellidos&gt;</text:p>
      <text:p text:style-name="P1"><text:tab/><text:tab/>&lt;/autor&gt;</text:p>
      <text:p text:style-name="P1"><text:tab/><text:tab/>&lt;categoria&gt;Mybatis&lt;/categoria&gt;</text:p>
      <text:p text:style-name="P1"><text:tab/><text:tab/>&lt;visitas&gt;6998&lt;/visitas&gt;</text:p>
      <text:p text:style-name="P1"><text:tab/>&lt;/tutorial&gt;</text:p>
      <text:p text:style-name="P1"><text:tab/>&lt;tutorial anio="2011"&gt;</text:p>
      <text:p text:style-name="P1"><text:tab/><text:tab/>&lt;titulo&gt;Trabajar con XML sabiendo lo mínimo&lt;/titulo&gt;</text:p>
      <text:p text:style-name="P1"><text:tab/><text:tab/>&lt;autor&gt;</text:p>
      <text:p text:style-name="P1"><text:tab/><text:tab/><text:tab/>&lt;nombre&gt;Roberto&lt;/nombre&gt;</text:p>
      <text:p text:style-name="P1"><text:tab/><text:tab/><text:tab/>&lt;apellidos&gt;Canales Mora&lt;/apellidos&gt;</text:p>
      <text:p text:style-name="P1"><text:tab/><text:tab/>&lt;/autor&gt;</text:p>
      <text:p text:style-name="P1"><text:tab/><text:tab/>&lt;categoria&gt;XML&lt;/categoria&gt;</text:p>
      <text:p text:style-name="P1"><text:tab/><text:tab/>&lt;visitas&gt;34842&lt;/visitas&gt;</text:p>
      <text:p text:style-name="P1"><text:tab/>&lt;/tutorial&gt;</text:p>
      <text:p text:style-name="P1"><text:tab/>&lt;tutorial anio="2013"&gt;</text:p>
      <text:p text:style-name="P1"><text:tab/><text:tab/>&lt;titulo&gt;Introducción a Spring Batch&lt;/titulo&gt;</text:p>
      <text:p text:style-name="P1"><text:tab/><text:tab/>&lt;autor&gt;</text:p>
      <text:p text:style-name="P1"><text:tab/><text:tab/><text:tab/>&lt;nombre&gt;Miguel&lt;/nombre&gt;</text:p>
      <text:p text:style-name="P1"><text:tab/><text:tab/><text:tab/>&lt;apellidos&gt;Arlandy Rodríguez&lt;/apellidos&gt;</text:p>
      <text:p text:style-name="P1"><text:tab/><text:tab/>&lt;/autor&gt;</text:p>
      <text:p text:style-name="P1"><text:tab/><text:tab/>&lt;categoria&gt;Spring&lt;/categoria&gt;</text:p>
      <text:p text:style-name="P1"><text:tab/><text:tab/>&lt;visitas&gt;1273&lt;/visitas&gt;</text:p>
      <text:p text:style-name="P1"><text:tab/>&lt;/tutorial&gt;</text:p>
      <text:p text:style-name="P1">&lt;/tutoriales&gt;</text:p>
      <text:p text:style-name="P1"/>
      <text:p text:style-name="P1"/>
      <text:p text:style-name="P1"/>
      <text:p text:style-name="P1"/>
      <text:p text:style-name="P2"><text:soft-page-break/>1. Cada uno de los nombres de las categorias con la etiqueta "categoria".</text:p>
      <text:p text:style-name="P1"/>
      <text:p text:style-name="P1"><text:tab/><text:tab/>for $tutorial in /tutoriales/tutorial</text:p>
      <text:p text:style-name="P1"><text:tab/><text:tab/>return $tutorial/categoria</text:p>
      <text:p text:style-name="P2">2. los titulos de los tutoriales con el número de visitas entre paréntesis, ambos dentro de la misma etiqueta "lostutoriales".</text:p>
      <text:p text:style-name="P2"/>
      <text:p text:style-name="P2"><text:tab/><text:tab/><text:span text:style-name="T1">&lt;lostutoriales&gt;{</text:span></text:p>
      <text:p text:style-name="P3"><text:s text:c="2"/><text:tab/><text:tab/><text:tab/>for $tutorial in /tutoriales/tutorial return &lt;tutorial&gt;{$tutorial/titulo}<text:tab/><text:tab/><text:tab/><text:tab/>({$tutorial/visitas})&lt;/tutorial&gt;</text:p>
      <text:p text:style-name="P3"><text:tab/><text:tab/>}&lt;/lostutoriales&gt;</text:p>
      <text:p text:style-name="P2">3. los nombres de los tutoriales con menos de 2000 visitas</text:p>
      <text:p text:style-name="P2"/>
      <text:p text:style-name="P2"><text:tab/><text:tab/><text:span text:style-name="T1">for $tutorial in /tutoriales/tutorial[visitas &lt;2000]</text:span></text:p>
      <text:p text:style-name="P3"><text:tab/><text:tab/>return $tutorial/titulo</text:p>
      <text:p text:style-name="P2">4. los nombres de los tutoriales de XML con más de 30.000 visitas</text:p>
      <text:p text:style-name="P2"/>
      <text:p text:style-name="P2"><text:tab/><text:tab/><text:span text:style-name="T1"> <text:s/>for $tutorial in /tutoriales/tutorial[categoria ='XML' and visitas &gt; 3000]</text:span></text:p>
      <text:p text:style-name="P3"><text:tab/><text:tab/> <text:s/>return $tutorial/titulo</text:p>
      <text:p text:style-name="P2">5. el número total de visitas</text:p>
      <text:p text:style-name="P2"/>
      <text:p text:style-name="P2"><text:tab/><text:tab/><text:span text:style-name="T1">sum(/tutoriales/tutorial/visitas)</text:span></text:p>
      <text:p text:style-name="P2">6. los nombres de las categorías distintas</text:p>
      <text:p text:style-name="P2"/>
      <text:p text:style-name="P2"><text:tab/><text:tab/><text:span text:style-name="T1">distinct-values(/tutoriales/tutorial/categoria)</text:span></text:p>
      <text:p text:style-name="P2">7. nombres y apellidos de los autores eliminando los repetidos y acompañar cada nombre con todos sus tutoriales, ordenados alfabeticametne por nombre de autor.</text:p>
      <text:p text:style-name="P2"/>
      <text:p text:style-name="P2"><text:tab/><text:tab/></text:p>
      <text:p text:style-name="P2">8. la media de vistas de los tutoriales de XML</text:p>
      <text:p text:style-name="P2"/>
      <text:p text:style-name="P2"><text:tab/><text:tab/><text:span text:style-name="T1">let $xml_tutoriales := //tutorial[categoria = "XML"]</text:span></text:p>
      <text:p text:style-name="P3"><text:tab/><text:tab/>return avg($xml_tutoriales/visitas)</text:p>
      <text:p text:style-name="P2"/>
      <text:p text:style-name="P2">9. cuantos tutoriales de XML hay</text:p>
      <text:p text:style-name="P2"><text:tab/><text:tab/><text:span text:style-name="T1">let $xml_tutoriales := //tutorial[categoria = "XML"]</text:span></text:p>
      <text:p text:style-name="P3"><text:tab/><text:tab/>return count($xml_tutoriales)</text:p>
      <text:p text:style-name="P2">10. el nombre del tutorial y su categoría, ordenado por el nombre de cada categoría</text:p>
      <text:p text:style-name="P2"/>
      <text:p text:style-name="P2"><text:tab/><text:tab/><text:span text:style-name="T1">for $tutorial in //tutorial</text:span></text:p>
      <text:p text:style-name="P3"><text:tab/><text:tab/>order by $tutorial/categoria</text:p>
      <text:p text:style-name="P3"><text:tab/><text:tab/>return concat($tutorial/titulo, " - ", $tutorial/categoria)</text:p>
      <text:p text:style-name="P2">11. todos los datos de cada tutorial excepto las visitas.</text:p>
      <text:p text:style-name="P2"/>
      <text:p text:style-name="P2"/>
      <text:p text:style-name="P2"><text:tab/><text:tab/><text:span text:style-name="T1">for $tutorial in //tutorial</text:span></text:p>
      <text:p text:style-name="P2"><text:span text:style-name="T2"><text:tab/><text:tab/></text:span><text:span text:style-name="T1">return &lt;tutorial&gt;{$tutorial /*except $tutorial /visitas }&lt;/tutorial&gt;</text:span></text:p>
      <text:p text:style-name="P2"/>
      <text:p text:style-name="P2"/>
      <text:p text:style-name="P2"/>
      <text:p text:style-name="P2"/>
      <text:p text:style-name="P2"><text:tab/><text:tab/></text:p>
      <text:p text:style-name="P2"><text:soft-page-break/>12. En una tabla de HTML de dos columnas, el título de los tutoriales y los nombres de los autores.</text:p>
      <text:p text:style-name="P2"/>
      <text:p text:style-name="P3">&lt;html&gt;</text:p>
      <text:p text:style-name="P3"><text:s text:c="2"/>&lt;head&gt;</text:p>
      <text:p text:style-name="P3"><text:s text:c="4"/>&lt;title&gt;Tutoriales y autores&lt;/title&gt;</text:p>
      <text:p text:style-name="P3"><text:s text:c="2"/>&lt;/head&gt;</text:p>
      <text:p text:style-name="P3"><text:s text:c="2"/>&lt;body&gt;</text:p>
      <text:p text:style-name="P3"><text:s text:c="4"/>&lt;table&gt;</text:p>
      <text:p text:style-name="P3"><text:s text:c="6"/>&lt;tr&gt;</text:p>
      <text:p text:style-name="P3"><text:s text:c="8"/>&lt;th&gt;Título del tutorial&lt;/th&gt;</text:p>
      <text:p text:style-name="P3"><text:s text:c="8"/>&lt;th&gt;Nombre del autor&lt;/th&gt;</text:p>
      <text:p text:style-name="P3"><text:s text:c="6"/>&lt;/tr&gt;</text:p>
      <text:p text:style-name="P3"><text:s text:c="6"/>{</text:p>
      <text:p text:style-name="P3"><text:s text:c="8"/>for $tutorial in //tutorial</text:p>
      <text:p text:style-name="P3"><text:s text:c="8"/>return</text:p>
      <text:p text:style-name="P3"><text:s text:c="10"/>&lt;tr&gt;</text:p>
      <text:p text:style-name="P3"><text:s text:c="12"/>&lt;td&gt;{$tutorial/titulo}&lt;/td&gt;</text:p>
      <text:p text:style-name="P3"><text:s text:c="12"/>&lt;td&gt;{$tutorial/autor/nombre} {$tutorial/autor/apellidos}&lt;/td&gt;</text:p>
      <text:p text:style-name="P3"><text:s text:c="10"/>&lt;/tr&gt;</text:p>
      <text:p text:style-name="P3"><text:s text:c="6"/>}</text:p>
      <text:p text:style-name="P3"><text:s text:c="4"/>&lt;/table&gt;</text:p>
      <text:p text:style-name="P3"><text:s text:c="2"/>&lt;/body&gt;</text:p>
      <text:p text:style-name="P3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4T14:05:41.881000000</meta:creation-date>
    <dc:date>2023-02-28T11:57:09.397000000</dc:date>
    <meta:editing-duration>PT23M52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3" meta:paragraph-count="103" meta:word-count="350" meta:character-count="3405" meta:non-whitespace-character-count="2892"/>
  </office:meta>
</office:document-meta>
</file>